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pt" officeooo:rsid="00101887" officeooo:paragraph-rsid="00101887" style:font-size-asian="10pt" style:font-size-complex="10pt"/>
    </style:style>
    <style:style style:name="P2" style:family="paragraph" style:parent-style-name="Standard">
      <style:text-properties style:font-name="FreeMono" fo:font-size="10pt" officeooo:rsid="0011a349" officeooo:paragraph-rsid="0011a349" style:font-size-asian="10pt" style:font-size-complex="10pt"/>
    </style:style>
    <style:style style:name="P3" style:family="paragraph" style:parent-style-name="Standard">
      <style:text-properties style:font-name="FreeMono" fo:font-size="10pt" officeooo:rsid="001260aa" officeooo:paragraph-rsid="001260aa" style:font-size-asian="10pt" style:font-size-complex="10pt"/>
    </style:style>
    <style:style style:name="P4" style:family="paragraph" style:parent-style-name="Standard">
      <style:paragraph-properties fo:padding="0.0201in" fo:border="0.26pt solid #000000" style:shadow="none"/>
      <style:text-properties style:font-name="FreeMono" fo:font-size="10pt" officeooo:rsid="001260aa" officeooo:paragraph-rsid="001260aa" style:font-size-asian="10pt" style:font-size-complex="10pt"/>
    </style:style>
    <style:style style:name="P5" style:family="paragraph" style:parent-style-name="Standard">
      <style:text-properties style:font-name="FreeMono" fo:font-size="10pt" officeooo:rsid="00140d02" officeooo:paragraph-rsid="00140d02" style:font-size-asian="10pt" style:font-size-complex="10pt"/>
    </style:style>
    <style:style style:name="P6" style:family="paragraph" style:parent-style-name="Standard">
      <style:text-properties style:font-name="FreeMono" fo:font-size="10pt" officeooo:rsid="001791b2" officeooo:paragraph-rsid="001791b2" style:font-size-asian="10pt" style:font-size-complex="10pt"/>
    </style:style>
    <style:style style:name="P7" style:family="paragraph" style:parent-style-name="Standard">
      <style:paragraph-properties fo:padding="0.0201in" fo:border="0.26pt solid #000000" style:shadow="none"/>
      <style:text-properties style:font-name="FreeMono" fo:font-size="10pt" officeooo:rsid="00140d02" officeooo:paragraph-rsid="00140d02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2">CPE 435</text:p>
      <text:p text:style-name="P2">Lab 03</text:p>
      <text:p text:style-name="P2"/>
      <text:p text:style-name="P3">Output</text:p>
      <text:p text:style-name="P4">[berocs@bns-kharselim lab03]$ ./bin/Debug/lab03 </text:p>
      <text:p text:style-name="P4"/>
      <text:p text:style-name="P4">Welcome to bambash.</text:p>
      <text:p text:style-name="P4">Enter the desired input buffer size (default 200): </text:p>
      <text:p text:style-name="P4"/>
      <text:p text:style-name="P4">Input buffer must be at least ten characters long. Defaulting to 200.</text:p>
      <text:p text:style-name="P4">&gt; ls</text:p>
      <text:p text:style-name="P4">bin <text:s/>lab03.cbp<text:tab/>lab03.depend <text:s/>lab03.layout <text:s/>main.c <text:s/>obj <text:s/>out.txt <text:s/>ValgrindOut.xml</text:p>
      <text:p text:style-name="P4"/>
      <text:p text:style-name="P4">&gt; rm out.txt</text:p>
      <text:p text:style-name="P4"/>
      <text:p text:style-name="P4">&gt; ls</text:p>
      <text:p text:style-name="P4">bin <text:s/>lab03.cbp<text:tab/>lab03.depend <text:s/>lab03.layout <text:s/>main.c <text:s/>obj <text:s/>ValgrindOut.xml</text:p>
      <text:p text:style-name="P4"/>
      <text:p text:style-name="P4">&gt; echo hi &gt; output.txt</text:p>
      <text:p text:style-name="P4"/>
      <text:p text:style-name="P4">&gt; cat output.txt</text:p>
      <text:p text:style-name="P4">hi</text:p>
      <text:p text:style-name="P4"/>
      <text:p text:style-name="P4">&gt; cat output.txt | grep -i hi</text:p>
      <text:p text:style-name="P4">hi</text:p>
      <text:p text:style-name="P4"/>
      <text:p text:style-name="P4">&gt; exit</text:p>
      <text:p text:style-name="P4"/>
      <text:p text:style-name="P4">Exit command received. Closing bambash.[berocs@bns-kharselim lab03]$ </text:p>
      <text:p text:style-name="P3"/>
      <text:p text:style-name="P3"/>
      <text:p text:style-name="P3">Source</text:p>
      <text:p text:style-name="P7">/**</text:p>
      <text:p text:style-name="P7"><text:s/>* BAMBASH - The Born Again (as Middleware) Bourne Again SHell</text:p>
      <text:p text:style-name="P7"><text:s/>* Christopher Bero [csb0019@uah.edu]</text:p>
      <text:p text:style-name="P7"><text:s/>* Lab 03 - CPE 435</text:p>
      <text:p text:style-name="P7"><text:s/>*/</text:p>
      <text:p text:style-name="P7"/>
      <text:p text:style-name="P7">#include &lt;stdio.h&gt;</text:p>
      <text:p text:style-name="P7">#include &lt;stdlib.h&gt;</text:p>
      <text:p text:style-name="P7">#include &lt;string.h&gt;</text:p>
      <text:p text:style-name="P7">#include &lt;unistd.h&gt;</text:p>
      <text:p text:style-name="P7">#include &lt;sys/types.h&gt;</text:p>
      <text:p text:style-name="P7">#include &lt;sys/wait.h&gt;</text:p>
      <text:p text:style-name="P7">#include &lt;ctype.h&gt; /* isdigit */</text:p>
      <text:p text:style-name="P7">#include &lt;fcntl.h&gt;</text:p>
      <text:p text:style-name="P7"/>
      <text:p text:style-name="P7">/**</text:p>
      <text:p text:style-name="P7"><text:s/>* strToSUInt</text:p>
      <text:p text:style-name="P7"><text:s/>* Checks that all chars in a str/array are digits</text:p>
      <text:p text:style-name="P7"><text:s/>* then converts them to an int</text:p>
      <text:p text:style-name="P7"><text:s/>* Returns 0 on success.</text:p>
      <text:p text:style-name="P7"><text:s/>*/</text:p>
      <text:p text:style-name="P7">int strToSUInt (char * string, short unsigned int * output)</text:p>
      <text:p text:style-name="P7">{</text:p>
      <text:p text:style-name="P7"><text:tab/>// Variables</text:p>
      <text:p text:style-name="P7"><text:tab/>unsigned int index;</text:p>
      <text:p text:style-name="P7"><text:tab/>index = 0;</text:p>
      <text:p text:style-name="P7"/>
      <text:p text:style-name="P7"><text:tab/>while (string[index] != '\0')</text:p>
      <text:p text:style-name="P7"><text:tab/>{</text:p>
      <text:p text:style-name="P7"><text:tab/><text:tab/>if (isdigit(string[index]) == 0)</text:p>
      <text:p text:style-name="P7"><text:tab/><text:tab/>{</text:p>
      <text:p text:style-name="P7"><text:tab/><text:tab/><text:tab/>// not a digit</text:p>
      <text:p text:style-name="P7"><text:tab/><text:tab/><text:tab/>return(1);</text:p>
      <text:p text:style-name="P7"><text:tab/><text:tab/>}</text:p>
      <text:p text:style-name="P7"><text:soft-page-break/><text:tab/><text:tab/>index++;</text:p>
      <text:p text:style-name="P7"><text:tab/>}</text:p>
      <text:p text:style-name="P7"><text:tab/>// All chars should be digits</text:p>
      <text:p text:style-name="P7"><text:tab/>*output = atoi(string);</text:p>
      <text:p text:style-name="P7"><text:tab/>return(0);</text:p>
      <text:p text:style-name="P7">}</text:p>
      <text:p text:style-name="P7"/>
      <text:p text:style-name="P7">/**</text:p>
      <text:p text:style-name="P7"><text:s/>* rmNewline</text:p>
      <text:p text:style-name="P7"><text:s/>* Strips the ending '\n' char from an array</text:p>
      <text:p text:style-name="P7"><text:s/>*/</text:p>
      <text:p text:style-name="P7">void rmNewline (char * string)</text:p>
      <text:p text:style-name="P7">{</text:p>
      <text:p text:style-name="P7"><text:tab/>// Variables</text:p>
      <text:p text:style-name="P7"><text:tab/>int index;</text:p>
      <text:p text:style-name="P7"><text:tab/>index = 0;</text:p>
      <text:p text:style-name="P7"/>
      <text:p text:style-name="P7"><text:tab/>// Iterate through char array until end</text:p>
      <text:p text:style-name="P7"><text:tab/>while (string[index] != '\n' &amp;&amp; string[index] != '\0')</text:p>
      <text:p text:style-name="P7"><text:tab/>{</text:p>
      <text:p text:style-name="P7"><text:tab/><text:tab/>index++;</text:p>
      <text:p text:style-name="P7"><text:tab/>}</text:p>
      <text:p text:style-name="P7"><text:tab/>string[index] = '\0';</text:p>
      <text:p text:style-name="P7">}</text:p>
      <text:p text:style-name="P7"/>
      <text:p text:style-name="P7">/**</text:p>
      <text:p text:style-name="P7"><text:s/>* Prompt</text:p>
      <text:p text:style-name="P7"><text:s/>* Prints a prompt, reads user input</text:p>
      <text:p text:style-name="P7"><text:s/>*/</text:p>
      <text:p text:style-name="P7">void prompt(char * input, short unsigned int input_len)</text:p>
      <text:p text:style-name="P7">{</text:p>
      <text:p text:style-name="P7"><text:tab/>// Collect input</text:p>
      <text:p text:style-name="P7"><text:tab/>printf("\n&gt; ");</text:p>
      <text:p text:style-name="P7"/>
      <text:p text:style-name="P7"><text:tab/>// Verify input</text:p>
      <text:p text:style-name="P7"><text:tab/>if (fgets(input, input_len, stdin) == NULL)</text:p>
      <text:p text:style-name="P7"><text:tab/>{</text:p>
      <text:p text:style-name="P7"><text:tab/><text:tab/>printf("\nInput error, abandoning instance.");</text:p>
      <text:p text:style-name="P7"><text:tab/><text:tab/>return;</text:p>
      <text:p text:style-name="P7"><text:tab/>}</text:p>
      <text:p text:style-name="P7"><text:tab/>rmNewline(input);</text:p>
      <text:p text:style-name="P7"><text:tab/>//printf("\nYou entered: %s", input);</text:p>
      <text:p text:style-name="P7"><text:tab/>//return input;</text:p>
      <text:p text:style-name="P7">}</text:p>
      <text:p text:style-name="P7"/>
      <text:p text:style-name="P7">void deallocateCmds (char ** cmd, short unsigned int cmdSize)</text:p>
      <text:p text:style-name="P7">{</text:p>
      <text:p text:style-name="P7"><text:tab/>if (cmd == NULL)</text:p>
      <text:p text:style-name="P7"><text:tab/>{</text:p>
      <text:p text:style-name="P7"><text:tab/><text:tab/>return;</text:p>
      <text:p text:style-name="P7"><text:tab/>}</text:p>
      <text:p text:style-name="P7"><text:tab/>short unsigned int index;</text:p>
      <text:p text:style-name="P7"><text:tab/>for (index = 0; index &lt; cmdSize; ++index)</text:p>
      <text:p text:style-name="P7"><text:tab/>{</text:p>
      <text:p text:style-name="P7"><text:tab/><text:tab/>free(cmd[index]);</text:p>
      <text:p text:style-name="P7"><text:tab/>}</text:p>
      <text:p text:style-name="P7"><text:tab/>free(cmd);</text:p>
      <text:p text:style-name="P7"><text:tab/>cmd = NULL;</text:p>
      <text:p text:style-name="P7">}</text:p>
      <text:p text:style-name="P7"/>
      <text:p text:style-name="P7">/**</text:p>
      <text:p text:style-name="P7"><text:s/>* Main</text:p>
      <text:p text:style-name="P7"><text:s/>* Does stuff</text:p>
      <text:p text:style-name="P7"><text:s/>*/</text:p>
      <text:p text:style-name="P7">int main()</text:p>
      <text:p text:style-name="P7">{</text:p>
      <text:p text:style-name="P7"><text:tab/>// Variables</text:p>
      <text:p text:style-name="P7"><text:soft-page-break/><text:tab/>char * input; // char array to hold user input</text:p>
      <text:p text:style-name="P7"><text:tab/>short unsigned int * input_len; // size of input</text:p>
      <text:p text:style-name="P7"/>
      <text:p text:style-name="P7"><text:tab/>// Initialization</text:p>
      <text:p text:style-name="P7"><text:tab/>input_len = (short unsigned int *)malloc(sizeof(short unsigned int));</text:p>
      <text:p text:style-name="P7"><text:tab/>input = (char *)malloc(sizeof(char)*10);</text:p>
      <text:p text:style-name="P7"/>
      <text:p text:style-name="P7"><text:tab/>if (input_len == NULL || input == NULL)</text:p>
      <text:p text:style-name="P7"><text:tab/>{</text:p>
      <text:p text:style-name="P7"><text:tab/><text:tab/>printf("\nMemory initialization failed. Halting.\n");</text:p>
      <text:p text:style-name="P7"><text:tab/><text:tab/>fflush(stdout);</text:p>
      <text:p text:style-name="P7"><text:tab/><text:tab/>return(-3);</text:p>
      <text:p text:style-name="P7"><text:tab/>}</text:p>
      <text:p text:style-name="P7"/>
      <text:p text:style-name="P7"><text:s text:c="4"/>printf("\nWelcome to bambash.");</text:p>
      <text:p text:style-name="P7"/>
      <text:p text:style-name="P7"><text:s text:c="4"/>// Gather input buffer size</text:p>
      <text:p text:style-name="P7"><text:s text:c="4"/>printf("\nEnter the desired input buffer size (default 200): ");</text:p>
      <text:p text:style-name="P7"><text:s text:c="4"/>if (fgets(input, 10, stdin) == NULL)</text:p>
      <text:p text:style-name="P7"><text:tab/>{</text:p>
      <text:p text:style-name="P7"><text:tab/><text:tab/>printf("\nInvalid input. A default buffer of 200 will be used.");</text:p>
      <text:p text:style-name="P7"><text:tab/><text:tab/>*input_len = 200;</text:p>
      <text:p text:style-name="P7"><text:tab/>}</text:p>
      <text:p text:style-name="P7"><text:tab/>rmNewline(input);</text:p>
      <text:p text:style-name="P7"><text:tab/>if (strToSUInt(input, input_len) != 0)</text:p>
      <text:p text:style-name="P7"><text:tab/>{</text:p>
      <text:p text:style-name="P7"><text:tab/><text:tab/>printf("\nInvalid digits. A default buffer of 200 will be used.");</text:p>
      <text:p text:style-name="P7"><text:tab/><text:tab/>*input_len = 200;</text:p>
      <text:p text:style-name="P7"><text:tab/>}</text:p>
      <text:p text:style-name="P7"><text:tab/>if (*input_len &lt; 10)</text:p>
      <text:p text:style-name="P7"><text:tab/>{</text:p>
      <text:p text:style-name="P7"><text:tab/><text:tab/>printf("\nInput buffer must be at least ten characters long. Defaulting to 200.");</text:p>
      <text:p text:style-name="P7"><text:tab/><text:tab/>*input_len = 200;</text:p>
      <text:p text:style-name="P7"><text:tab/>}</text:p>
      <text:p text:style-name="P7"><text:tab/>free(input);</text:p>
      <text:p text:style-name="P7"><text:tab/>input = (char *)malloc(sizeof(char) * *input_len);</text:p>
      <text:p text:style-name="P7"/>
      <text:p text:style-name="P7"><text:tab/>if (input == NULL)</text:p>
      <text:p text:style-name="P7"><text:tab/>{</text:p>
      <text:p text:style-name="P7"><text:tab/><text:tab/>printf("\nMemory initialization failed. Halting.\n");</text:p>
      <text:p text:style-name="P7"><text:tab/><text:tab/>fflush(stdout);</text:p>
      <text:p text:style-name="P7"><text:tab/><text:tab/>return(-2);</text:p>
      <text:p text:style-name="P7"><text:tab/>}</text:p>
      <text:p text:style-name="P7"/>
      <text:p text:style-name="P7"><text:tab/>// Loop variables</text:p>
      <text:p text:style-name="P7"><text:tab/>char * token; // Chunk of input from strtok</text:p>
      <text:p text:style-name="P7"><text:tab/>char ** cmd1 = NULL; // First command, default</text:p>
      <text:p text:style-name="P7"><text:tab/>char ** cmd2 = NULL; // Second command if pipe is used</text:p>
      <text:p text:style-name="P7"/>
      <text:p text:style-name="P7"><text:s text:c="4"/>while (1)</text:p>
      <text:p text:style-name="P7"><text:tab/>{</text:p>
      <text:p text:style-name="P7"><text:tab/><text:tab/>// Get user input</text:p>
      <text:p text:style-name="P7"><text:tab/><text:tab/>prompt(input, *input_len);</text:p>
      <text:p text:style-name="P7"/>
      <text:p text:style-name="P7"><text:tab/><text:tab/>short unsigned int cmd1Index; // Index for traversing cmd1</text:p>
      <text:p text:style-name="P7"><text:tab/><text:tab/>short unsigned int cmd2Index; // Index for traversing cmd2</text:p>
      <text:p text:style-name="P7"><text:tab/><text:tab/>short unsigned int index = 0; // General purpose index</text:p>
      <text:p text:style-name="P7"><text:tab/><text:tab/>short unsigned int procMode = 0; // 0: 1 command, 1: command | command, 2: command &gt; redirect, 3: invalid</text:p>
      <text:p text:style-name="P7"><text:tab/><text:tab/>short unsigned int cmd1Size = 1; // Length of cmd1 w/ ending NULL</text:p>
      <text:p text:style-name="P7"><text:tab/><text:tab/>short unsigned int cmd2Size = 1; // Length of cmd2</text:p>
      <text:p text:style-name="P7"><text:tab/><text:tab/>short unsigned int countState = 0; // 0: counting cmd1 args, 1: counting cmd2 args, 2: counting redirect (can only be 1 long)</text:p>
      <text:p text:style-name="P7"/>
      <text:p text:style-name="P7"><text:tab/><text:tab/>// Parse input</text:p>
      <text:p text:style-name="P7"><text:tab/><text:tab/>while (input[index] != '\0')</text:p>
      <text:p text:style-name="P7"><text:soft-page-break/><text:tab/><text:tab/>{</text:p>
      <text:p text:style-name="P7"><text:tab/><text:tab/><text:tab/>if (input[index] == ' ')</text:p>
      <text:p text:style-name="P7"><text:tab/><text:tab/><text:tab/>{</text:p>
      <text:p text:style-name="P7"><text:tab/><text:tab/><text:tab/><text:tab/>if (countState == 0)</text:p>
      <text:p text:style-name="P7"><text:tab/><text:tab/><text:tab/><text:tab/><text:tab/>cmd1Size++;</text:p>
      <text:p text:style-name="P7"><text:tab/><text:tab/><text:tab/><text:tab/>else</text:p>
      <text:p text:style-name="P7"><text:tab/><text:tab/><text:tab/><text:tab/><text:tab/>cmd2Size++;</text:p>
      <text:p text:style-name="P7"><text:tab/><text:tab/><text:tab/>}</text:p>
      <text:p text:style-name="P7"><text:tab/><text:tab/><text:tab/>else if (input[index+1] == '\0' &amp;&amp; countState == 0)</text:p>
      <text:p text:style-name="P7"><text:tab/><text:tab/><text:tab/>{</text:p>
      <text:p text:style-name="P7"><text:tab/><text:tab/><text:tab/><text:tab/>cmd1Size++;</text:p>
      <text:p text:style-name="P7"><text:tab/><text:tab/><text:tab/>}</text:p>
      <text:p text:style-name="P7"><text:tab/><text:tab/><text:tab/>else if (input[index] == '|')</text:p>
      <text:p text:style-name="P7"><text:tab/><text:tab/><text:tab/>{</text:p>
      <text:p text:style-name="P7"><text:tab/><text:tab/><text:tab/><text:tab/>if (procMode != 0 || countState != 0)</text:p>
      <text:p text:style-name="P7"><text:tab/><text:tab/><text:tab/><text:tab/>{</text:p>
      <text:p text:style-name="P7"><text:tab/><text:tab/><text:tab/><text:tab/><text:tab/>procMode = 3;</text:p>
      <text:p text:style-name="P7"><text:tab/><text:tab/><text:tab/><text:tab/><text:tab/>break;</text:p>
      <text:p text:style-name="P7"><text:tab/><text:tab/><text:tab/><text:tab/>}</text:p>
      <text:p text:style-name="P7"><text:tab/><text:tab/><text:tab/><text:tab/>countState = 1;</text:p>
      <text:p text:style-name="P7"><text:tab/><text:tab/><text:tab/><text:tab/>procMode = 1;</text:p>
      <text:p text:style-name="P7"><text:tab/><text:tab/><text:tab/>}</text:p>
      <text:p text:style-name="P7"><text:tab/><text:tab/><text:tab/>else if (input[index] == '&gt;')</text:p>
      <text:p text:style-name="P7"><text:tab/><text:tab/><text:tab/>{</text:p>
      <text:p text:style-name="P7"><text:tab/><text:tab/><text:tab/><text:tab/>if (procMode != 0 || countState != 0)</text:p>
      <text:p text:style-name="P7"><text:tab/><text:tab/><text:tab/><text:tab/>{</text:p>
      <text:p text:style-name="P7"><text:tab/><text:tab/><text:tab/><text:tab/><text:tab/>procMode = 3;</text:p>
      <text:p text:style-name="P7"><text:tab/><text:tab/><text:tab/><text:tab/><text:tab/>break;</text:p>
      <text:p text:style-name="P7"><text:tab/><text:tab/><text:tab/><text:tab/>}</text:p>
      <text:p text:style-name="P7"><text:tab/><text:tab/><text:tab/><text:tab/>countState = 1;</text:p>
      <text:p text:style-name="P7"><text:tab/><text:tab/><text:tab/><text:tab/>procMode = 2;</text:p>
      <text:p text:style-name="P7"><text:tab/><text:tab/><text:tab/>}</text:p>
      <text:p text:style-name="P7"><text:tab/><text:tab/><text:tab/>index++;</text:p>
      <text:p text:style-name="P7"><text:tab/><text:tab/>}</text:p>
      <text:p text:style-name="P7"/>
      <text:p text:style-name="P7"><text:tab/><text:tab/>if (procMode == 3)</text:p>
      <text:p text:style-name="P7"><text:tab/><text:tab/>{</text:p>
      <text:p text:style-name="P7"><text:tab/><text:tab/><text:tab/>printf("\nInvalid input detected.");</text:p>
      <text:p text:style-name="P7"><text:tab/><text:tab/><text:tab/>continue;</text:p>
      <text:p text:style-name="P7"><text:tab/><text:tab/>}</text:p>
      <text:p text:style-name="P7"/>
      <text:p text:style-name="P7"><text:tab/><text:tab/>// Debugging output of parsed input</text:p>
      <text:p text:style-name="P7"><text:tab/><text:tab/>/*if (procMode == 0)</text:p>
      <text:p text:style-name="P7"><text:tab/><text:tab/>{</text:p>
      <text:p text:style-name="P7"><text:tab/><text:tab/><text:tab/>printf("\nOne Command: %d", cmd1Size);</text:p>
      <text:p text:style-name="P7"><text:tab/><text:tab/>} else if (procMode == 1) {</text:p>
      <text:p text:style-name="P7"><text:tab/><text:tab/><text:tab/>printf("\nPiped command: %d | %d", cmd1Size, cmd2Size);</text:p>
      <text:p text:style-name="P7"><text:tab/><text:tab/>} else if (procMode == 2) {</text:p>
      <text:p text:style-name="P7"><text:tab/><text:tab/><text:tab/>printf("\nRedirection: %d &gt; %d", cmd1Size, cmd2Size);</text:p>
      <text:p text:style-name="P7"><text:tab/><text:tab/>} else {</text:p>
      <text:p text:style-name="P7"><text:tab/><text:tab/><text:tab/>printf("\nError!");</text:p>
      <text:p text:style-name="P7"><text:tab/><text:tab/>}*/</text:p>
      <text:p text:style-name="P7"/>
      <text:p text:style-name="P7"><text:tab/><text:tab/>// Allocate command memory</text:p>
      <text:p text:style-name="P7"><text:tab/><text:tab/>cmd1 = (char **)malloc((cmd1Size) * sizeof(char*));</text:p>
      <text:p text:style-name="P7"><text:tab/><text:tab/>for (index = 0; index &lt; cmd1Size; ++index)</text:p>
      <text:p text:style-name="P7"><text:tab/><text:tab/>{</text:p>
      <text:p text:style-name="P7"><text:tab/><text:tab/><text:tab/>cmd1[index] = (char*)malloc(*input_len * sizeof(char));</text:p>
      <text:p text:style-name="P7"><text:tab/><text:tab/>}</text:p>
      <text:p text:style-name="P7"><text:tab/><text:tab/>cmd2 = (char **)malloc((cmd2Size) * sizeof(char*));</text:p>
      <text:p text:style-name="P7"><text:tab/><text:tab/>for (index = 0; index &lt; cmd2Size; ++index)</text:p>
      <text:p text:style-name="P7"><text:tab/><text:tab/>{</text:p>
      <text:p text:style-name="P7"><text:tab/><text:tab/><text:tab/>cmd2[index] = (char*)malloc(*input_len * sizeof(char));</text:p>
      <text:p text:style-name="P7"><text:tab/><text:tab/>}</text:p>
      <text:p text:style-name="P7"/>
      <text:p text:style-name="P7"><text:tab/><text:tab/>// Grab first token</text:p>
      <text:p text:style-name="P7"><text:tab/><text:tab/>token = strtok(input, " ");</text:p>
      <text:p text:style-name="P7"><text:soft-page-break/><text:tab/><text:tab/>if (token == NULL)</text:p>
      <text:p text:style-name="P7"><text:tab/><text:tab/>{</text:p>
      <text:p text:style-name="P7"><text:tab/><text:tab/><text:tab/>deallocateCmds(cmd1, cmd1Size);</text:p>
      <text:p text:style-name="P7"><text:tab/><text:tab/><text:tab/>deallocateCmds(cmd2, cmd2Size);</text:p>
      <text:p text:style-name="P7"><text:tab/><text:tab/><text:tab/>continue;</text:p>
      <text:p text:style-name="P7"><text:tab/><text:tab/>}</text:p>
      <text:p text:style-name="P7"/>
      <text:p text:style-name="P7"><text:tab/><text:tab/>// Parse bambash specific commands (limited to the first word/token)</text:p>
      <text:p text:style-name="P7"><text:tab/><text:tab/>if (strcmp("exit", token) == 0)</text:p>
      <text:p text:style-name="P7"><text:tab/><text:tab/>{</text:p>
      <text:p text:style-name="P7"><text:tab/><text:tab/><text:tab/>printf("\nExit command received. Closing bambash.");</text:p>
      <text:p text:style-name="P7"><text:tab/><text:tab/><text:tab/>fflush(stdout);</text:p>
      <text:p text:style-name="P7"><text:tab/><text:tab/><text:tab/>deallocateCmds(cmd1, cmd1Size);</text:p>
      <text:p text:style-name="P7"><text:tab/><text:tab/><text:tab/>deallocateCmds(cmd2, cmd2Size);</text:p>
      <text:p text:style-name="P7"><text:tab/><text:tab/><text:tab/>break;</text:p>
      <text:p text:style-name="P7"><text:tab/><text:tab/>}</text:p>
      <text:p text:style-name="P7"/>
      <text:p text:style-name="P7"><text:tab/><text:tab/>// token parsing loop</text:p>
      <text:p text:style-name="P7"><text:tab/><text:tab/>countState = 0;</text:p>
      <text:p text:style-name="P7"><text:tab/><text:tab/>cmd1Index = 0;</text:p>
      <text:p text:style-name="P7"><text:tab/><text:tab/>cmd2Index = 0;</text:p>
      <text:p text:style-name="P7"><text:tab/><text:tab/>int c1_exit;</text:p>
      <text:p text:style-name="P7"><text:tab/><text:tab/>int c2_exit;</text:p>
      <text:p text:style-name="P7"><text:tab/><text:tab/>while (token != NULL)</text:p>
      <text:p text:style-name="P7"><text:tab/><text:tab/>{</text:p>
      <text:p text:style-name="P7"><text:tab/><text:tab/><text:tab/>// Control state machine</text:p>
      <text:p text:style-name="P7"><text:tab/><text:tab/><text:tab/>if (strcmp(token, "|") == 0)</text:p>
      <text:p text:style-name="P7"><text:tab/><text:tab/><text:tab/>{</text:p>
      <text:p text:style-name="P7"><text:tab/><text:tab/><text:tab/><text:tab/>countState = 1;</text:p>
      <text:p text:style-name="P7"><text:tab/><text:tab/><text:tab/><text:tab/>token = strtok(NULL, " ");</text:p>
      <text:p text:style-name="P7"><text:tab/><text:tab/><text:tab/><text:tab/>continue;</text:p>
      <text:p text:style-name="P7"><text:tab/><text:tab/><text:tab/>}</text:p>
      <text:p text:style-name="P7"><text:tab/><text:tab/><text:tab/>else if (strcmp(token, "&gt;") == 0)</text:p>
      <text:p text:style-name="P7"><text:tab/><text:tab/><text:tab/>{</text:p>
      <text:p text:style-name="P7"><text:tab/><text:tab/><text:tab/><text:tab/>countState = 2;</text:p>
      <text:p text:style-name="P7"><text:tab/><text:tab/><text:tab/><text:tab/>token = strtok(NULL, " ");</text:p>
      <text:p text:style-name="P7"><text:tab/><text:tab/><text:tab/><text:tab/>continue;</text:p>
      <text:p text:style-name="P7"><text:tab/><text:tab/><text:tab/>}</text:p>
      <text:p text:style-name="P7"><text:tab/><text:tab/><text:tab/>// Load tokens</text:p>
      <text:p text:style-name="P7"><text:tab/><text:tab/><text:tab/>if (countState == 0)</text:p>
      <text:p text:style-name="P7"><text:tab/><text:tab/><text:tab/>{</text:p>
      <text:p text:style-name="P7"><text:tab/><text:tab/><text:tab/><text:tab/>strcpy(cmd1[cmd1Index], token);</text:p>
      <text:p text:style-name="P7"><text:tab/><text:tab/><text:tab/><text:tab/>cmd1Index++;</text:p>
      <text:p text:style-name="P7"><text:tab/><text:tab/><text:tab/>} else {</text:p>
      <text:p text:style-name="P7"><text:tab/><text:tab/><text:tab/><text:tab/>strcpy(cmd2[cmd2Index], token);</text:p>
      <text:p text:style-name="P7"><text:tab/><text:tab/><text:tab/><text:tab/>cmd2Index++;</text:p>
      <text:p text:style-name="P7"><text:tab/><text:tab/><text:tab/>}</text:p>
      <text:p text:style-name="P7"><text:tab/><text:tab/><text:tab/>token = strtok(NULL, " ");</text:p>
      <text:p text:style-name="P7"><text:tab/><text:tab/>}</text:p>
      <text:p text:style-name="P7"><text:tab/><text:tab/>cmd1[cmd1Index] = (char*)NULL;</text:p>
      <text:p text:style-name="P7"><text:tab/><text:tab/>cmd2[cmd2Index] = (char*)NULL;</text:p>
      <text:p text:style-name="P7"/>
      <text:p text:style-name="P7"><text:tab/><text:tab/>// Create subprocesses and execute commands</text:p>
      <text:p text:style-name="P7"><text:tab/><text:tab/>if (procMode == 0 || procMode == 2) // One command or redirection</text:p>
      <text:p text:style-name="P7"><text:tab/><text:tab/>{</text:p>
      <text:p text:style-name="P7"><text:tab/><text:tab/><text:tab/>if (fork() == 0)</text:p>
      <text:p text:style-name="P7"><text:tab/><text:tab/><text:tab/>{</text:p>
      <text:p text:style-name="P7"><text:tab/><text:tab/><text:tab/><text:tab/>// Child</text:p>
      <text:p text:style-name="P7"><text:tab/><text:tab/><text:tab/><text:tab/>if (procMode == 2) // Redirection</text:p>
      <text:p text:style-name="P7"><text:tab/><text:tab/><text:tab/><text:tab/>{</text:p>
      <text:p text:style-name="P7"><text:tab/><text:tab/><text:tab/><text:tab/><text:tab/>int output;</text:p>
      <text:p text:style-name="P7"><text:tab/><text:tab/><text:tab/><text:tab/><text:tab/>output = open(cmd2[0], O_WRONLY | O_CREAT | O_TRUNC, 0666);</text:p>
      <text:p text:style-name="P7"><text:tab/><text:tab/><text:tab/><text:tab/><text:tab/>dup2(output, 1);</text:p>
      <text:p text:style-name="P7"><text:tab/><text:tab/><text:tab/><text:tab/><text:tab/>close(output);</text:p>
      <text:p text:style-name="P7"><text:tab/><text:tab/><text:tab/><text:tab/>}</text:p>
      <text:p text:style-name="P7"><text:tab/><text:tab/><text:tab/><text:tab/>execvp(cmd1[0], cmd1);</text:p>
      <text:p text:style-name="P7"><text:soft-page-break/><text:tab/><text:tab/><text:tab/>}</text:p>
      <text:p text:style-name="P7"><text:tab/><text:tab/><text:tab/>else</text:p>
      <text:p text:style-name="P7"><text:tab/><text:tab/><text:tab/>{</text:p>
      <text:p text:style-name="P7"><text:tab/><text:tab/><text:tab/><text:tab/>// Parent</text:p>
      <text:p text:style-name="P7"><text:tab/><text:tab/><text:tab/><text:tab/>wait(&amp;c1_exit);</text:p>
      <text:p text:style-name="P7"><text:tab/><text:tab/><text:tab/><text:tab/>//printf("\nChild exit status: %d", WEXITSTATUS(c1_exit));</text:p>
      <text:p text:style-name="P7"><text:tab/><text:tab/><text:tab/>}</text:p>
      <text:p text:style-name="P7"><text:tab/><text:tab/>}</text:p>
      <text:p text:style-name="P7"><text:tab/><text:tab/>else if (procMode == 1) // Piped commands</text:p>
      <text:p text:style-name="P7"><text:tab/><text:tab/>{</text:p>
      <text:p text:style-name="P7"><text:tab/><text:tab/><text:tab/>int fd[2];</text:p>
      <text:p text:style-name="P7"><text:tab/><text:tab/><text:tab/>pipe(fd);</text:p>
      <text:p text:style-name="P7"><text:tab/><text:tab/><text:tab/>if (fork() == 0)</text:p>
      <text:p text:style-name="P7"><text:tab/><text:tab/><text:tab/>{</text:p>
      <text:p text:style-name="P7"><text:tab/><text:tab/><text:tab/><text:tab/>// Child2 - executes cmd2</text:p>
      <text:p text:style-name="P7"><text:tab/><text:tab/><text:tab/><text:tab/>dup2(fd[0], 0);</text:p>
      <text:p text:style-name="P7"><text:tab/><text:tab/><text:tab/><text:tab/>close(fd[1]); // Close input</text:p>
      <text:p text:style-name="P7"><text:tab/><text:tab/><text:tab/><text:tab/>execvp(cmd2[0], cmd2);</text:p>
      <text:p text:style-name="P7"><text:tab/><text:tab/><text:tab/>}</text:p>
      <text:p text:style-name="P7"><text:tab/><text:tab/><text:tab/>else if (fork() == 0)</text:p>
      <text:p text:style-name="P7"><text:tab/><text:tab/><text:tab/>{</text:p>
      <text:p text:style-name="P7"><text:tab/><text:tab/><text:tab/><text:tab/>// Child1 - executes cmd1</text:p>
      <text:p text:style-name="P7"><text:tab/><text:tab/><text:tab/><text:tab/>dup2(fd[1], 1);</text:p>
      <text:p text:style-name="P7"><text:tab/><text:tab/><text:tab/><text:tab/>close(fd[0]); // Close output</text:p>
      <text:p text:style-name="P7"><text:tab/><text:tab/><text:tab/><text:tab/>execvp(cmd1[0], cmd1);</text:p>
      <text:p text:style-name="P7"><text:tab/><text:tab/><text:tab/>}</text:p>
      <text:p text:style-name="P7"><text:tab/><text:tab/><text:tab/>else</text:p>
      <text:p text:style-name="P7"><text:tab/><text:tab/><text:tab/>{</text:p>
      <text:p text:style-name="P7"><text:tab/><text:tab/><text:tab/><text:tab/>// Parent</text:p>
      <text:p text:style-name="P7"><text:tab/><text:tab/><text:tab/><text:tab/>close(fd[0]);</text:p>
      <text:p text:style-name="P7"><text:tab/><text:tab/><text:tab/><text:tab/>close(fd[1]);</text:p>
      <text:p text:style-name="P7"><text:tab/><text:tab/><text:tab/><text:tab/>wait(&amp;c1_exit);</text:p>
      <text:p text:style-name="P7"><text:tab/><text:tab/><text:tab/><text:tab/>wait(&amp;c2_exit);</text:p>
      <text:p text:style-name="P7"><text:tab/><text:tab/><text:tab/><text:tab/>//printf("\nChildren exit status: %d, %d", WEXITSTATUS(c1_exit), WEXITSTATUS(c2_exit));</text:p>
      <text:p text:style-name="P7"><text:tab/><text:tab/><text:tab/>}</text:p>
      <text:p text:style-name="P7"><text:tab/><text:tab/>}</text:p>
      <text:p text:style-name="P7"/>
      <text:p text:style-name="P7"><text:tab/><text:tab/>// Free command memory</text:p>
      <text:p text:style-name="P7"><text:tab/><text:tab/>deallocateCmds(cmd1, cmd1Size);</text:p>
      <text:p text:style-name="P7"><text:tab/><text:tab/>deallocateCmds(cmd2, cmd2Size);</text:p>
      <text:p text:style-name="P7"><text:tab/>} // end while</text:p>
      <text:p text:style-name="P7"/>
      <text:p text:style-name="P7"><text:tab/>free(input_len);</text:p>
      <text:p text:style-name="P7"><text:tab/>free(input);</text:p>
      <text:p text:style-name="P7"><text:s text:c="4"/>return 0;</text:p>
      <text:p text:style-name="P7">}</text:p>
      <text:p text:style-name="P5"/>
      <text:p text:style-name="P5"/>
      <text:p text:style-name="P5"/>
      <text:p text:style-name="P6">I'm aware of the memory leak at lines 220 and 225. With more time I'm sure it can be squashed.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23:43:26.197714667</meta:creation-date>
    <meta:generator>LibreOffice/5.0.1.2.0$Linux_X86_64 LibreOffice_project/00m0$Build-2</meta:generator>
    <dc:date>2015-09-04T23:47:37.886060769</dc:date>
    <meta:editing-duration>PT2M</meta:editing-duration>
    <meta:editing-cycles>7</meta:editing-cycles>
    <meta:document-statistic meta:table-count="0" meta:image-count="0" meta:object-count="0" meta:page-count="6" meta:paragraph-count="339" meta:word-count="1126" meta:character-count="7479" meta:non-whitespace-character-count="5991"/>
  </office:meta>
</office:document-meta>
</file>